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25-01-14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24-02-0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23-02-0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22-02-1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21-01-2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19-02-0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18-01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17-01-0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16-02-2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05-01-1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04-02-1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2002-08-0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196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01095044701</text:p>
          </table:table-cell>
          <table:table-cell office:value-type="string" calcext:value-type="string">
            <text:p>196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